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style:font-weight-complex="bold" fo:font-size="20pt" style:font-size-asian="20pt"/>
    </style:style>
    <style:style style:name="TableColumn3" style:family="table-column">
      <style:table-column-properties style:column-width="0.2784in" style:use-optimal-column-width="false"/>
    </style:style>
    <style:style style:name="TableColumn4" style:family="table-column">
      <style:table-column-properties style:column-width="1.0756in" style:use-optimal-column-width="false"/>
    </style:style>
    <style:style style:name="TableColumn5" style:family="table-column">
      <style:table-column-properties style:column-width="0.0076in" style:use-optimal-column-width="false"/>
    </style:style>
    <style:style style:name="TableColumn6" style:family="table-column">
      <style:table-column-properties style:column-width="3.3333in" style:use-optimal-column-width="false"/>
    </style:style>
    <style:style style:name="TableColumn7" style:family="table-column">
      <style:table-column-properties style:column-width="0.8333in" style:use-optimal-column-width="false"/>
    </style:style>
    <style:style style:name="TableColumn8" style:family="table-column">
      <style:table-column-properties style:column-width="0.3333in" style:use-optimal-column-width="false"/>
    </style:style>
    <style:style style:name="TableColumn9" style:family="table-column">
      <style:table-column-properties style:column-width="1.1666in" style:use-optimal-column-width="false"/>
    </style:style>
    <style:style style:name="TableColumn10" style:family="table-column">
      <style:table-column-properties style:column-width="3.25in" style:use-optimal-column-width="false"/>
    </style:style>
    <style:style style:name="TableColumn11" style:family="table-column">
      <style:table-column-properties style:column-width="0.677in" style:use-optimal-column-width="false"/>
    </style:style>
    <style:style style:name="Table2" style:family="table">
      <style:table-properties style:width="10.9555in" fo:margin-left="-0.009in" table:align="left"/>
    </style:style>
    <style:style style:name="TableRow12" style:family="table-row">
      <style:table-row-properties style:min-row-height="0.5277in" style:use-optimal-row-height="false" fo:keep-together="always"/>
    </style:style>
    <style:style style:name="TableCell1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5" style:parent-style-name="內文" style:family="paragraph">
      <style:paragraph-properties style:snap-to-layout-grid="false" fo:text-align="center" style:line-height-at-least="0.1111in"/>
      <style:text-properties style:font-name="標楷體" style:font-name-asian="標楷體" fo:font-size="16pt" style:font-size-asian="16pt"/>
    </style:style>
    <style:style style:name="P16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TableCell17" style:family="table-cell">
      <style:table-cell-properties fo:border="0.0069in solid #000000" fo:padding-top="0in" fo:padding-left="0.0194in" fo:padding-bottom="0in" fo:padding-right="0.0194in"/>
    </style:style>
    <style:style style:name="P18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9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20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TableCell2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2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TableRow25" style:family="table-row">
      <style:table-row-properties style:min-row-height="0.334in" style:use-optimal-row-height="false" fo:keep-together="always"/>
    </style:style>
    <style:style style:name="P26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27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TableCell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TableRow32" style:family="table-row">
      <style:table-row-properties style:min-row-height="0.3881in" style:use-optimal-row-height="false"/>
    </style:style>
    <style:style style:name="TableCell3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35" style:family="table-cell">
      <style:table-cell-properties fo:border="0.0069in solid #000000" fo:padding-top="0in" fo:padding-left="0.0194in" fo:padding-bottom="0in" fo:padding-right="0.0194in"/>
    </style:style>
    <style:style style:name="P36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TableCell3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3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41" style:family="table-row">
      <style:table-row-properties style:min-row-height="0.3701in" style:use-optimal-row-height="false"/>
    </style:style>
    <style:style style:name="TableCell4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4pt" style:font-size-asian="14pt"/>
    </style:style>
    <style:style style:name="TableCell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4pt" style:font-size-asian="14pt"/>
    </style:style>
    <style:style style:name="TableCell4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style:snap-to-layout-grid="false" style:line-height-at-least="0.1111in"/>
      <style:text-properties style:font-name="標楷體" style:font-name-asian="標楷體" fo:font-size="14pt" style:font-size-asian="14pt"/>
    </style:style>
    <style:style style:name="TableRow50" style:family="table-row">
      <style:table-row-properties style:min-row-height="0.3069in" style:use-optimal-row-height="false" fo:keep-together="always"/>
    </style:style>
    <style:style style:name="TableCell5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style:snap-to-layout-grid="false" fo:text-align="start" style:line-height-at-least="0.1111in" fo:margin-left="0.0784in" fo:margin-right="0.0784in">
        <style:tab-stops/>
      </style:paragraph-properties>
      <style:text-properties style:font-name="標楷體" style:font-name-asian="標楷體" fo:font-size="14pt" style:font-size-asian="14pt"/>
    </style:style>
    <style:style style:name="TableCell5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5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5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style:snap-to-layout-grid="false" fo:text-align="start" style:line-height-at-least="0.1111in" fo:margin-left="0.0784in" fo:margin-right="0.0784in">
        <style:tab-stops/>
      </style:paragraph-properties>
      <style:text-properties style:font-name="標楷體" style:font-name-asian="標楷體" fo:font-size="14pt" style:font-size-asian="14pt"/>
    </style:style>
    <style:style style:name="TableCell5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6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style:snap-to-layout-grid="false" style:line-height-at-least="0.1111in"/>
      <style:text-properties style:font-name="標楷體" style:font-name-asian="標楷體" fo:font-size="14pt" style:font-size-asian="14pt"/>
    </style:style>
    <style:style style:name="TableRow63" style:family="table-row">
      <style:table-row-properties style:min-row-height="0.3069in" style:use-optimal-row-height="false" fo:keep-together="always"/>
    </style:style>
    <style:style style:name="P64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6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P67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70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7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7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75" style:family="table-row">
      <style:table-row-properties style:min-row-height="0.3069in" style:use-optimal-row-height="false" fo:keep-together="always"/>
    </style:style>
    <style:style style:name="P76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P77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80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81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8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85" style:family="table-row">
      <style:table-row-properties style:min-row-height="0.3069in" style:use-optimal-row-height="false" fo:keep-together="always"/>
    </style:style>
    <style:style style:name="P86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87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91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9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9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96" style:family="table-row">
      <style:table-row-properties style:min-row-height="0.3069in" style:use-optimal-row-height="false" fo:keep-together="always"/>
    </style:style>
    <style:style style:name="P97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9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0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02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103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05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6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107" style:family="table-row">
      <style:table-row-properties style:min-row-height="0.3069in" style:use-optimal-row-height="false" fo:keep-together="always"/>
    </style:style>
    <style:style style:name="TableCell10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style:snap-to-layout-grid="false" fo:text-align="start" style:line-height-at-least="0.1111in" fo:margin-left="0.0784in" fo:margin-right="0.0784in">
        <style:tab-stops/>
      </style:paragraph-properties>
      <style:text-properties style:font-name="標楷體" style:font-name-asian="標楷體" fo:font-size="14pt" style:font-size-asian="14pt"/>
    </style:style>
    <style:style style:name="TableCell11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1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color="#000000" fo:font-size="16pt" style:font-size-asian="16pt"/>
    </style:style>
    <style:style style:name="TableCell1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style:snap-to-layout-grid="false" fo:text-align="start" style:line-height-at-least="0.1111in" fo:margin-left="0.0784in" fo:margin-right="0.0784in">
        <style:tab-stops/>
      </style:paragraph-properties>
      <style:text-properties style:font-name="標楷體" style:font-name-asian="標楷體" fo:color="#000000" fo:font-size="14pt" style:font-size-asian="14pt"/>
    </style:style>
    <style:style style:name="TableCell116" style:family="table-cell">
      <style:table-cell-properties fo:border="0.0069in solid #000000" fo:padding-top="0in" fo:padding-left="0.0194in" fo:padding-bottom="0in" fo:padding-right="0.0194in"/>
    </style:style>
    <style:style style:name="P117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color="#000000" fo:font-size="14pt" style:font-size-asian="14pt"/>
    </style:style>
    <style:style style:name="P118" style:parent-style-name="內文" style:family="paragraph">
      <style:paragraph-properties style:snap-to-layout-grid="false" fo:text-align="justify" style:line-height-at-least="0.1111in" fo:margin-left="0.3888in" fo:text-indent="-0.3888in">
        <style:tab-stops/>
      </style:paragraph-properties>
      <style:text-properties style:font-name="標楷體" style:font-name-asian="標楷體" fo:color="#000000" fo:font-size="14pt" style:font-size-asian="14pt"/>
    </style:style>
    <style:style style:name="P119" style:parent-style-name="內文" style:family="paragraph">
      <style:paragraph-properties style:snap-to-layout-grid="false" fo:text-align="justify" fo:margin-top="0.125in" style:line-height-at-least="0.1111in"/>
      <style:text-properties style:font-name="標楷體" style:font-name-asian="標楷體" fo:color="#000000" fo:font-size="14pt" style:font-size-asian="14pt"/>
    </style:style>
    <style:style style:name="P120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color="#000000" fo:font-size="14pt" style:font-size-asian="14pt"/>
    </style:style>
    <style:style style:name="P121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color="#000000" fo:font-size="14pt" style:font-size-asian="14pt"/>
    </style:style>
    <style:style style:name="P122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color="#000000" fo:font-size="14pt" style:font-size-asian="14pt"/>
    </style:style>
    <style:style style:name="P123" style:parent-style-name="內文" style:family="paragraph">
      <style:paragraph-properties style:snap-to-layout-grid="false" style:line-height-at-least="0.1111in"/>
      <style:text-properties style:font-name="標楷體" style:font-name-asian="標楷體" fo:color="#000000" fo:font-size="14pt" style:font-size-asian="14pt"/>
    </style:style>
    <style:style style:name="P124" style:parent-style-name="內文" style:family="paragraph">
      <style:paragraph-properties style:snap-to-layout-grid="false" style:line-height-at-least="0.1111in" fo:text-indent="2.3333in"/>
    </style:style>
    <style:style style:name="T125" style:parent-style-name="預設段落字型" style:family="text">
      <style:text-properties style:font-name="標楷體" style:font-name-asian="標楷體" fo:color="#000000" fo:font-size="14pt" style:font-size-asian="14pt"/>
    </style:style>
    <style:style style:name="TableRow126" style:family="table-row">
      <style:table-row-properties style:min-row-height="0.3069in" style:use-optimal-row-height="false" fo:keep-together="always"/>
    </style:style>
    <style:style style:name="P127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12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3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32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P133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134" style:family="table-row">
      <style:table-row-properties style:min-row-height="0.3069in" style:use-optimal-row-height="false" fo:keep-together="always"/>
    </style:style>
    <style:style style:name="P135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13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3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40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P141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142" style:family="table-row">
      <style:table-row-properties style:min-row-height="0.3069in" style:use-optimal-row-height="false" fo:keep-together="always"/>
    </style:style>
    <style:style style:name="P143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14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4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48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P149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150" style:family="table-row">
      <style:table-row-properties style:min-row-height="0.3069in" style:use-optimal-row-height="false" fo:keep-together="always"/>
    </style:style>
    <style:style style:name="P151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1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56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P157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158" style:family="table-row">
      <style:table-row-properties style:min-row-height="0.3069in" style:use-optimal-row-height="false" fo:keep-together="always"/>
    </style:style>
    <style:style style:name="P159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16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64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P165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166" style:family="table-row">
      <style:table-row-properties style:min-row-height="0.3069in" style:use-optimal-row-height="false" fo:keep-together="always"/>
    </style:style>
    <style:style style:name="P167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16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70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72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P173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  <style:style style:name="TableRow174" style:family="table-row">
      <style:table-row-properties style:min-row-height="0.3069in" style:use-optimal-row-height="false" fo:keep-together="always"/>
    </style:style>
    <style:style style:name="P175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TableCell176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4pt" style:font-size-asian="14pt"/>
    </style:style>
    <style:style style:name="TableCell178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style:snap-to-layout-grid="false" fo:text-align="justify" style:line-height-at-least="0.1111in"/>
      <style:text-properties style:font-name="標楷體" style:font-name-asian="標楷體" fo:font-size="16pt" style:font-size-asian="16pt"/>
    </style:style>
    <style:style style:name="P180" style:parent-style-name="內文" style:family="paragraph">
      <style:paragraph-properties style:snap-to-layout-grid="false" fo:text-align="start" style:line-height-at-least="0.1111in"/>
      <style:text-properties style:font-name="標楷體" style:font-name-asian="標楷體" fo:font-size="16pt" style:font-size-asian="16pt"/>
    </style:style>
    <style:style style:name="P181" style:parent-style-name="內文" style:family="paragraph">
      <style:paragraph-properties style:snap-to-layout-grid="false" style:line-height-at-least="0.1111in"/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監造人現地勘驗查核報告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3" table:number-rows-spanned="2">
            <text:p text:style-name="P14">建</text:p>
            <text:p text:style-name="P15">照號碼</text:p>
            <text:p text:style-name="P16">雜</text:p>
          </table:table-cell>
          <table:covered-table-cell/>
          <table:covered-table-cell/>
          <table:table-cell table:style-name="TableCell17" table:number-columns-spanned="2" table:number-rows-spanned="2">
            <text:p text:style-name="P18">　　　　建</text:p>
            <text:p text:style-name="P19">　　　　　　字號　　　　號</text:p>
            <text:p text:style-name="P20">　　　　雜</text:p>
          </table:table-cell>
          <table:covered-table-cell/>
          <table:table-cell table:style-name="TableCell21" table:number-columns-spanned="2">
            <text:p text:style-name="P22">查核日期</text:p>
          </table:table-cell>
          <table:covered-table-cell/>
          <table:table-cell table:style-name="TableCell23" table:number-columns-spanned="2">
            <text:p text:style-name="P24">　　　　年　　　月　　　日</text:p>
          </table:table-cell>
          <table:covered-table-cell/>
        </table:table-row>
        <table:table-row table:style-name="TableRow25">
          <table:covered-table-cell>
            <text:p text:style-name="P26"/>
          </table:covered-table-cell>
          <table:covered-table-cell/>
          <table:covered-table-cell/>
          <table:covered-table-cell>
            <text:p text:style-name="P27"/>
          </table:covered-table-cell>
          <table:covered-table-cell/>
          <table:table-cell table:style-name="TableCell28" table:number-columns-spanned="2">
            <text:p text:style-name="P29">開工日期</text:p>
          </table:table-cell>
          <table:covered-table-cell/>
          <table:table-cell table:style-name="TableCell30" table:number-columns-spanned="2">
            <text:p text:style-name="P31">　　　　年　　　月　　　日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勘驗項目</text:p>
          </table:table-cell>
          <table:covered-table-cell/>
          <table:table-cell table:style-name="TableCell35" table:number-columns-spanned="3">
            <text:p text:style-name="P36"/>
          </table:table-cell>
          <table:covered-table-cell/>
          <table:covered-table-cell/>
          <table:table-cell table:style-name="TableCell37" table:number-columns-spanned="2">
            <text:p text:style-name="P38">竣工日期</text:p>
          </table:table-cell>
          <table:covered-table-cell/>
          <table:table-cell table:style-name="TableCell39" table:number-columns-spanned="2">
            <text:p text:style-name="P40">　　　　年　　　月　　　日</text:p>
          </table:table-cell>
          <table:covered-table-cell/>
        </table:table-row>
        <table:table-row table:style-name="TableRow41">
          <table:table-cell table:style-name="TableCell42" table:number-columns-spanned="4">
            <text:p text:style-name="P43">查核項目</text:p>
          </table:table-cell>
          <table:covered-table-cell/>
          <table:covered-table-cell/>
          <table:covered-table-cell/>
          <table:table-cell table:style-name="TableCell44">
            <text:p text:style-name="P45">查核結果</text:p>
          </table:table-cell>
          <table:table-cell table:style-name="TableCell46" table:number-columns-spanned="3">
            <text:p text:style-name="P47">查核項目</text:p>
          </table:table-cell>
          <table:covered-table-cell/>
          <table:covered-table-cell/>
          <table:table-cell table:style-name="TableCell48">
            <text:p text:style-name="P49">查核結果</text:p>
          </table:table-cell>
        </table:table-row>
        <table:table-row table:style-name="TableRow50">
          <table:table-cell table:style-name="TableCell51" table:number-rows-spanned="5">
            <text:p text:style-name="P52">放樣勘驗</text:p>
          </table:table-cell>
          <table:table-cell table:style-name="TableCell53" table:number-columns-spanned="3">
            <text:p text:style-name="P54">1.建築線經查核現場與指示(定)圖相符。</text:p>
          </table:table-cell>
          <table:covered-table-cell/>
          <table:covered-table-cell/>
          <table:table-cell table:style-name="TableCell55">
            <text:p text:style-name="P56"/>
          </table:table-cell>
          <table:table-cell table:style-name="TableCell57" table:number-rows-spanned="5">
            <text:p text:style-name="P58">地上層勘驗</text:p>
          </table:table-cell>
          <table:table-cell table:style-name="TableCell59" table:number-columns-spanned="2">
            <text:p text:style-name="P60">1.主要構造位置、高度、面積與核准圖相符。</text:p>
          </table:table-cell>
          <table:covered-table-cell/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 table:number-columns-spanned="3" table:number-rows-spanned="2">
            <text:p text:style-name="P66">2.核准圖使用基地經查與起造人指界之(複丈)尺寸</text:p>
            <text:p text:style-name="P67"><text:s text:c="2"/>相符。</text:p>
          </table:table-cell>
          <table:covered-table-cell/>
          <table:covered-table-cell/>
          <table:table-cell table:style-name="TableCell68">
            <text:p text:style-name="P69"/>
          </table:table-cell>
          <table:covered-table-cell>
            <text:p text:style-name="P70"/>
          </table:covered-table-cell>
          <table:table-cell table:style-name="TableCell71" table:number-columns-spanned="2">
            <text:p text:style-name="P72">2.主要構造尺寸及構材尺寸及其配置與核准圖相符。</text:p>
          </table:table-cell>
          <table:covered-table-cell/>
          <table:table-cell table:style-name="TableCell73">
            <text:p text:style-name="P74"/>
          </table:table-cell>
        </table:table-row>
        <table:table-row table:style-name="TableRow75">
          <table:covered-table-cell>
            <text:p text:style-name="P76"/>
          </table:covered-table-cell>
          <table:covered-table-cell>
            <text:p text:style-name="P77"/>
          </table:covered-table-cell>
          <table:covered-table-cell/>
          <table:covered-table-cell/>
          <table:table-cell table:style-name="TableCell78">
            <text:p text:style-name="P79"/>
          </table:table-cell>
          <table:covered-table-cell>
            <text:p text:style-name="P80"/>
          </table:covered-table-cell>
          <table:table-cell table:style-name="TableCell81" table:number-columns-spanned="2">
            <text:p text:style-name="P82">3.主要構造所使用材料品質、強度經查核符合規定。</text:p>
          </table:table-cell>
          <table:covered-table-cell/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P86"/>
          </table:covered-table-cell>
          <table:table-cell table:style-name="TableCell87" table:number-columns-spanned="3">
            <text:p text:style-name="P88">3.拆除舊有房屋之安全措施與計劃相符。</text:p>
          </table:table-cell>
          <table:covered-table-cell/>
          <table:covered-table-cell/>
          <table:table-cell table:style-name="TableCell89">
            <text:p text:style-name="P90"/>
          </table:table-cell>
          <table:covered-table-cell>
            <text:p text:style-name="P91"/>
          </table:covered-table-cell>
          <table:table-cell table:style-name="TableCell92" table:number-columns-spanned="2">
            <text:p text:style-name="P93">4.現場施工進度與申報勘驗項目相符。</text:p>
          </table:table-cell>
          <table:covered-table-cell/>
          <table:table-cell table:style-name="TableCell94">
            <text:p text:style-name="P95"/>
          </table:table-cell>
        </table:table-row>
        <table:table-row table:style-name="TableRow96">
          <table:covered-table-cell>
            <text:p text:style-name="P97"/>
          </table:covered-table-cell>
          <table:table-cell table:style-name="TableCell98" table:number-columns-spanned="3">
            <text:p text:style-name="P99">4.建照核發列管或注意事項已監督辦理。</text:p>
          </table:table-cell>
          <table:covered-table-cell/>
          <table:covered-table-cell/>
          <table:table-cell table:style-name="TableCell100">
            <text:p text:style-name="P101"/>
          </table:table-cell>
          <table:covered-table-cell>
            <text:p text:style-name="P102"/>
          </table:covered-table-cell>
          <table:table-cell table:style-name="TableCell103" table:number-columns-spanned="2">
            <text:p text:style-name="P104">5.建照核發列管或注意事項已辦理。</text:p>
          </table:table-cell>
          <table:covered-table-cell/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 table:number-rows-spanned="8">
            <text:p text:style-name="P109">地下層勘驗</text:p>
          </table:table-cell>
          <table:table-cell table:style-name="TableCell110" table:number-columns-spanned="3">
            <text:p text:style-name="P111">1.地下室開挖安全措施與施工計劃相符。</text:p>
          </table:table-cell>
          <table:covered-table-cell/>
          <table:covered-table-cell/>
          <table:table-cell table:style-name="TableCell112">
            <text:p text:style-name="P113"/>
          </table:table-cell>
          <table:table-cell table:style-name="TableCell114" table:number-rows-spanned="8">
            <text:p text:style-name="P115">綜合意見</text:p>
          </table:table-cell>
          <table:table-cell table:style-name="TableCell116" table:number-columns-spanned="3" table:number-rows-spanned="8">
            <text:p text:style-name="P117"/>
            <text:p text:style-name="P118">一、已依「新北市政府建築工程施工品質管理作業要點」之規定填報監造人監造施工查核表。</text:p>
            <text:p text:style-name="P119">　　　　　　 <text:s text:c="8"/>同　意</text:p>
            <text:p text:style-name="P120">二、本工程經勘驗查核　　　　會同申報，請派員勘驗。</text:p>
            <text:p text:style-name="P121">　　　　　　 <text:s text:c="8"/>不同意</text:p>
            <text:p text:style-name="P122">　　 <text:s/>此致</text:p>
            <text:p text:style-name="P123">台北水源特定區管理局　　　</text:p>
            <text:p text:style-name="P124"><text:span text:style-name="T125">監造人：　 <text:s text:c="9"/>（簽章）</text:span></text:p>
          </table:table-cell>
          <table:covered-table-cell/>
          <table:covered-table-cell/>
        </table:table-row>
        <table:table-row table:style-name="TableRow126">
          <table:covered-table-cell>
            <text:p text:style-name="P127"/>
          </table:covered-table-cell>
          <table:table-cell table:style-name="TableCell128" table:number-columns-spanned="3">
            <text:p text:style-name="P129">2.主要構造位置、高度、面積按核准圖施工無誤。</text:p>
          </table:table-cell>
          <table:covered-table-cell/>
          <table:covered-table-cell/>
          <table:table-cell table:style-name="TableCell130">
            <text:p text:style-name="P131"/>
          </table:table-cell>
          <table:covered-table-cell>
            <text:p text:style-name="P132"/>
          </table:covered-table-cell>
          <table:covered-table-cell>
            <text:p text:style-name="P133"/>
          </table:covered-table-cell>
          <table:covered-table-cell/>
          <table:covered-table-cell/>
        </table:table-row>
        <table:table-row table:style-name="TableRow134">
          <table:covered-table-cell>
            <text:p text:style-name="P135"/>
          </table:covered-table-cell>
          <table:table-cell table:style-name="TableCell136" table:number-columns-spanned="3">
            <text:p text:style-name="P137">3.主要構造尺寸、構材尺寸及其配置與核准圖相符。</text:p>
          </table:table-cell>
          <table:covered-table-cell/>
          <table:covered-table-cell/>
          <table:table-cell table:style-name="TableCell138">
            <text:p text:style-name="P139"/>
          </table:table-cell>
          <table:covered-table-cell>
            <text:p text:style-name="P140"/>
          </table:covered-table-cell>
          <table:covered-table-cell>
            <text:p text:style-name="P141"/>
          </table:covered-table-cell>
          <table:covered-table-cell/>
          <table:covered-table-cell/>
        </table:table-row>
        <table:table-row table:style-name="TableRow142">
          <table:covered-table-cell>
            <text:p text:style-name="P143"/>
          </table:covered-table-cell>
          <table:table-cell table:style-name="TableCell144" table:number-columns-spanned="3">
            <text:p text:style-name="P145">4.主要構造所使用材料品質、強度經查核符合規定。</text:p>
          </table:table-cell>
          <table:covered-table-cell/>
          <table:covered-table-cell/>
          <table:table-cell table:style-name="TableCell146">
            <text:p text:style-name="P147"/>
          </table:table-cell>
          <table:covered-table-cell>
            <text:p text:style-name="P148"/>
          </table:covered-table-cell>
          <table:covered-table-cell>
            <text:p text:style-name="P149"/>
          </table:covered-table-cell>
          <table:covered-table-cell/>
          <table:covered-table-cell/>
        </table:table-row>
        <table:table-row table:style-name="TableRow150">
          <table:covered-table-cell>
            <text:p text:style-name="P151"/>
          </table:covered-table-cell>
          <table:table-cell table:style-name="TableCell152" table:number-columns-spanned="3">
            <text:p text:style-name="P153">5.按設計進行地質改良並經試驗，經查核符合規定。</text:p>
          </table:table-cell>
          <table:covered-table-cell/>
          <table:covered-table-cell/>
          <table:table-cell table:style-name="TableCell154">
            <text:p text:style-name="P155"/>
          </table:table-cell>
          <table:covered-table-cell>
            <text:p text:style-name="P156"/>
          </table:covered-table-cell>
          <table:covered-table-cell>
            <text:p text:style-name="P157"/>
          </table:covered-table-cell>
          <table:covered-table-cell/>
          <table:covered-table-cell/>
        </table:table-row>
        <table:table-row table:style-name="TableRow158">
          <table:covered-table-cell>
            <text:p text:style-name="P159"/>
          </table:covered-table-cell>
          <table:table-cell table:style-name="TableCell160" table:number-columns-spanned="3">
            <text:p text:style-name="P161">6.按設計進行基樁施工並經試驗，經查核符合規定。</text:p>
          </table:table-cell>
          <table:covered-table-cell/>
          <table:covered-table-cell/>
          <table:table-cell table:style-name="TableCell162">
            <text:p text:style-name="P163"/>
          </table:table-cell>
          <table:covered-table-cell>
            <text:p text:style-name="P164"/>
          </table:covered-table-cell>
          <table:covered-table-cell>
            <text:p text:style-name="P165"/>
          </table:covered-table-cell>
          <table:covered-table-cell/>
          <table:covered-table-cell/>
        </table:table-row>
        <table:table-row table:style-name="TableRow166">
          <table:covered-table-cell>
            <text:p text:style-name="P167"/>
          </table:covered-table-cell>
          <table:table-cell table:style-name="TableCell168" table:number-columns-spanned="3">
            <text:p text:style-name="P169">7.現場施工進度與申報勘驗項目相符。</text:p>
          </table:table-cell>
          <table:covered-table-cell/>
          <table:covered-table-cell/>
          <table:table-cell table:style-name="TableCell170">
            <text:p text:style-name="P171"/>
          </table:table-cell>
          <table:covered-table-cell>
            <text:p text:style-name="P172"/>
          </table:covered-table-cell>
          <table:covered-table-cell>
            <text:p text:style-name="P173"/>
          </table:covered-table-cell>
          <table:covered-table-cell/>
          <table:covered-table-cell/>
        </table:table-row>
        <table:table-row table:style-name="TableRow174">
          <table:covered-table-cell>
            <text:p text:style-name="P175"/>
          </table:covered-table-cell>
          <table:table-cell table:style-name="TableCell176" table:number-columns-spanned="3">
            <text:p text:style-name="P177">8.建照核發列管或注意事項已監督辦理。</text:p>
          </table:table-cell>
          <table:covered-table-cell/>
          <table:covered-table-cell/>
          <table:table-cell table:style-name="TableCell178">
            <text:p text:style-name="P179"/>
          </table:table-cell>
          <table:covered-table-cell>
            <text:p text:style-name="P180"/>
          </table:covered-table-cell>
          <table:covered-table-cell>
            <text:p text:style-name="P181"/>
          </table:covered-table-cell>
          <table:covered-table-cell/>
          <table:covered-table-cell/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0.4722in" fo:margin-bottom="0.5909in" fo:margin-right="0.4722in" style:num-format="1" style:writing-mode="lr-tb" style:layout-grid-mode="line" style:layout-grid-lines="2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放樣勘驗</dc:title>
    <dc:subject>放樣勘驗</dc:subject>
    <meta:keyword>建築執照放樣勘驗</meta:keyword>
    <meta:initial-creator>工務局</meta:initial-creator>
    <dc:creator>林茂昌</dc:creator>
    <meta:creation-date>2018-11-14T02:11:00Z</meta:creation-date>
    <dc:date>2018-11-14T02:11:00Z</dc:date>
    <meta:print-date>2018-11-14T02:1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12" meta:character-count="751" meta:row-count="5" meta:non-whitespace-character-count="640"/>
  </office:meta>
</office:document-meta>
</file>